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serif" svg:font-family="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201in" style:page-number="auto" table:align="center" style:writing-mode="lr-tb"/>
    </style:style>
    <style:style style:name="Table1.A" style:family="table-column">
      <style:table-column-properties style:column-width="7.2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top" fo:padding-left="0.075in" fo:padding-right="0.075in" fo:padding-top="0in" fo:padding-bottom="0.2in" fo:border="none" style:writing-mode="lr-tb"/>
    </style:style>
    <style:style style:name="Table2" style:family="table">
      <style:table-properties style:width="7.2188in" fo:margin-left="-0.075in" fo:margin-right="-0.0757in" table:align="margins" style:writing-mode="lr-tb"/>
    </style:style>
    <style:style style:name="Table2.A" style:family="table-column">
      <style:table-column-properties style:column-width="1.4986in" style:rel-column-width="13605*"/>
    </style:style>
    <style:style style:name="Table2.B" style:family="table-column">
      <style:table-column-properties style:column-width="5.7201in" style:rel-column-width="51930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5708in" table:align="margins" style:writing-mode="lr-tb"/>
    </style:style>
    <style:style style:name="Table3.A" style:family="table-column">
      <style:table-column-properties style:column-width="1.8569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708in" table:align="margins" style:writing-mode="lr-tb"/>
    </style:style>
    <style:style style:name="Table4.A" style:family="table-column">
      <style:table-column-properties style:column-width="1.8569in" style:rel-column-width="2184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708in" table:align="margins" style:writing-mode="lr-tb"/>
    </style:style>
    <style:style style:name="Table5.A" style:family="table-column">
      <style:table-column-properties style:column-width="1.8569in" style:rel-column-width="2184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0c8841"/>
    </style:style>
    <style:style style:name="P3" style:family="paragraph" style:parent-style-name="Standard">
      <style:paragraph-properties style:snap-to-layout-grid="false"/>
      <style:text-properties officeooo:paragraph-rsid="001ea39c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1661in"/>
        </style:tab-stops>
      </style:paragraph-properties>
      <style:text-properties style:font-name="Calibri" style:font-name-complex="Calibri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3126in"/>
        </style:tab-stops>
      </style:paragraph-properties>
      <style:text-properties style:font-name="Calibri" style:font-name-complex="Calibri"/>
    </style:style>
    <style:style style:name="P6" style:family="paragraph" style:parent-style-name="Standard">
      <style:paragraph-properties fo:text-align="justify" style:justify-single-word="false"/>
      <style:text-properties style:font-name="Calibri" officeooo:paragraph-rsid="0018761a" style:font-name-complex="Calibri"/>
    </style:style>
    <style:style style:name="P7" style:family="paragraph" style:parent-style-name="Standard">
      <style:paragraph-properties style:snap-to-layout-grid="false"/>
      <style:text-properties style:font-name="Calibri" style:font-name-complex="Calibri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3126in"/>
        </style:tab-stops>
      </style:paragraph-properties>
      <style:text-properties style:font-name="Calibri" fo:font-weight="bold" style:font-weight-asian="bold" style:font-name-complex="Calibri" style:font-weight-complex="bold"/>
    </style:style>
    <style:style style:name="P9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3126in"/>
        </style:tab-stops>
      </style:paragraph-properties>
      <style:text-properties officeooo:paragraph-rsid="0014be67"/>
    </style:style>
    <style:style style:name="P11" style:family="paragraph" style:parent-style-name="Standard">
      <style:text-properties officeooo:paragraph-rsid="00161b6b"/>
    </style:style>
    <style:style style:name="P12" style:family="paragraph" style:parent-style-name="Standard">
      <style:paragraph-properties style:snap-to-layout-grid="false"/>
      <style:text-properties officeooo:rsid="000c8841" officeooo:paragraph-rsid="000c8841"/>
    </style:style>
    <style:style style:name="P13" style:family="paragraph" style:parent-style-name="Standard">
      <style:text-properties officeooo:rsid="000d98ba" officeooo:paragraph-rsid="0018761a"/>
    </style:style>
    <style:style style:name="P14" style:family="paragraph" style:parent-style-name="Standard">
      <style:text-properties style:use-window-font-color="true" style:font-name="Garamond" fo:font-size="11pt" fo:language="en" fo:country="US" officeooo:rsid="000c8841" officeooo:paragraph-rsid="0024a72e" style:font-name-asian="Times New Roman" style:font-size-asian="11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end" style:justify-single-word="false">
        <style:tab-stops>
          <style:tab-stop style:position="1in"/>
          <style:tab-stop style:position="5.3752in" style:type="right"/>
        </style:tab-stops>
      </style:paragraph-properties>
      <style:text-properties style:use-window-font-color="true" style:font-name="Garamond" fo:font-size="11pt" fo:language="en" fo:country="US" fo:font-style="normal" fo:font-weight="bold" officeooo:rsid="0027b8ee" officeooo:paragraph-rsid="0027b8ee" style:font-name-asian="Times New Roman" style:font-size-asian="11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1in"/>
          <style:tab-stop style:position="5.3752in" style:type="right"/>
        </style:tab-stops>
      </style:paragraph-properties>
      <style:text-properties style:use-window-font-color="true" style:font-name="Garamond" fo:font-size="11pt" fo:language="en" fo:country="US" fo:font-style="normal" fo:font-weight="normal" officeooo:rsid="000c8841" officeooo:paragraph-rsid="0024a72e" style:font-name-asian="Times New Roman" style:font-size-asian="11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1in"/>
          <style:tab-stop style:position="5.3752in" style:type="right"/>
        </style:tab-stops>
      </style:paragraph-properties>
      <style:text-properties style:use-window-font-color="true" style:font-name="Garamond" fo:font-size="11pt" fo:language="en" fo:country="US" fo:font-style="normal" fo:font-weight="normal" officeooo:rsid="0027b8ee" officeooo:paragraph-rsid="0027b8ee" style:font-name-asian="Times New Roman" style:font-size-asian="11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in"/>
          <style:tab-stop style:position="5.3752in" style:type="right"/>
        </style:tab-stops>
      </style:paragraph-properties>
      <style:text-properties style:use-window-font-color="true" style:font-name="Garamond" fo:font-size="11pt" fo:language="en" fo:country="US" fo:font-style="normal" fo:font-weight="normal" officeooo:rsid="0027b8ee" officeooo:paragraph-rsid="0027b8ee" style:font-name-asian="Times New Roman" style:font-size-asian="11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text-properties style:use-window-font-color="true" style:font-name="Garamond" fo:font-size="11pt" fo:language="en" fo:country="US" fo:font-style="italic" officeooo:rsid="0024a72e" officeooo:paragraph-rsid="0024a72e" style:font-name-asian="Times New Roman" style:font-size-asian="11pt" style:font-style-asian="italic" style:font-name-complex="Times New Roman" style:font-size-complex="10pt" style:language-complex="ar" style:country-complex="SA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1in"/>
          <style:tab-stop style:position="5.3752in" style:type="right"/>
        </style:tab-stops>
      </style:paragraph-properties>
      <style:text-properties style:use-window-font-color="true" style:font-name="Garamond" fo:font-size="11pt" fo:language="en" fo:country="US" fo:font-style="italic" fo:font-weight="normal" officeooo:rsid="0027b8ee" officeooo:paragraph-rsid="0027b8ee" style:font-name-asian="Times New Roman" style:font-size-asian="11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1" style:family="paragraph" style:parent-style-name="Section_20_Title">
      <style:paragraph-properties style:snap-to-layout-grid="false"/>
    </style:style>
    <style:style style:name="P22" style:family="paragraph" style:parent-style-name="Section_20_Title">
      <style:paragraph-properties style:snap-to-layout-grid="false"/>
      <style:text-properties style:font-weight-complex="bold"/>
    </style:style>
    <style:style style:name="P23" style:family="paragraph" style:parent-style-name="Address_20_1">
      <style:paragraph-properties fo:orphans="2" fo:widows="2" style:snap-to-layout-grid="false" style:writing-mode="lr-tb"/>
    </style:style>
    <style:style style:name="P24" style:family="paragraph" style:parent-style-name="Address_20_1">
      <style:paragraph-properties fo:orphans="2" fo:widows="2" style:snap-to-layout-grid="false" style:writing-mode="lr-tb"/>
      <style:text-properties officeooo:paragraph-rsid="000b9051"/>
    </style:style>
    <style:style style:name="P25" style:family="paragraph" style:parent-style-name="Standard">
      <style:paragraph-properties fo:margin-left="2.4161in" fo:margin-right="0.4291in" fo:text-align="justify" style:justify-single-word="false" fo:text-indent="0in" style:auto-text-indent="false">
        <style:tab-stops>
          <style:tab-stop style:position="2.1661in"/>
        </style:tab-stops>
      </style:paragraph-properties>
      <style:text-properties style:font-name="Calibri" style:font-name-complex="Calibri"/>
    </style:style>
    <style:style style:name="P26" style:family="paragraph" style:parent-style-name="Standard">
      <style:paragraph-properties fo:margin-left="0in" fo:margin-right="0.4291in" fo:text-align="justify" style:justify-single-word="false" fo:text-indent="0in" style:auto-text-indent="false">
        <style:tab-stops>
          <style:tab-stop style:position="2.1661in"/>
        </style:tab-stops>
      </style:paragraph-properties>
      <style:text-properties style:font-name="Calibri" style:font-name-complex="Calibri"/>
    </style:style>
    <style:style style:name="P27" style:family="paragraph" style:parent-style-name="Standard">
      <style:paragraph-properties fo:margin-left="0in" fo:margin-right="0.4291in" fo:text-align="justify" style:justify-single-word="false" fo:text-indent="0in" style:auto-text-indent="false">
        <style:tab-stops>
          <style:tab-stop style:position="2.1661in"/>
        </style:tab-stops>
      </style:paragraph-properties>
      <style:text-properties style:use-window-font-color="true" style:font-name="Garamond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in" fo:margin-right="0.4291in" fo:text-align="justify" style:justify-single-word="false" fo:text-indent="0in" style:auto-text-indent="false">
        <style:tab-stops>
          <style:tab-stop style:position="2.1661in"/>
        </style:tab-stops>
      </style:paragraph-properties>
      <style:text-properties style:use-window-font-color="true" style:font-name="Garamond" fo:font-size="11pt" fo:language="en" fo:country="US" fo:font-style="italic" style:font-name-asian="Times New Roman" style:font-size-asian="11pt" style:font-style-asian="italic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margin-left="2.1661in" fo:margin-right="0.4291in" fo:text-align="justify" style:justify-single-word="false" fo:text-indent="-2.1661in" style:auto-text-indent="false">
        <style:tab-stops>
          <style:tab-stop style:position="2.1661in"/>
        </style:tab-stops>
      </style:paragraph-properties>
      <style:text-properties style:use-window-font-color="true" style:font-name="Garamond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30" style:family="paragraph" style:parent-style-name="Years_20_-_20_location">
      <style:paragraph-properties>
        <style:tab-stops>
          <style:tab-stop style:position="1in"/>
          <style:tab-stop style:position="5.3752in" style:type="right"/>
        </style:tab-stops>
      </style:paragraph-properties>
      <style:text-properties officeooo:paragraph-rsid="0018761a"/>
    </style:style>
    <style:style style:name="P31" style:family="paragraph" style:parent-style-name="Years_20_-_20_location">
      <style:paragraph-properties>
        <style:tab-stops>
          <style:tab-stop style:position="1in"/>
          <style:tab-stop style:position="5.3752in" style:type="right"/>
        </style:tab-stops>
      </style:paragraph-properties>
      <style:text-properties officeooo:paragraph-rsid="001a1a39"/>
    </style:style>
    <style:style style:name="P32" style:family="paragraph" style:parent-style-name="Years_20_-_20_location">
      <style:paragraph-properties>
        <style:tab-stops>
          <style:tab-stop style:position="5.3752in" style:type="right"/>
        </style:tab-stops>
      </style:paragraph-properties>
      <style:text-properties officeooo:paragraph-rsid="0018761a"/>
    </style:style>
    <style:style style:name="P33" style:family="paragraph" style:parent-style-name="Years_20_-_20_location">
      <style:paragraph-properties fo:text-align="end" style:justify-single-word="false" style:snap-to-layout-grid="false">
        <style:tab-stops>
          <style:tab-stop style:position="1in"/>
          <style:tab-stop style:position="5.3752in" style:type="right"/>
        </style:tab-stops>
      </style:paragraph-properties>
    </style:style>
    <style:style style:name="P34" style:family="paragraph" style:parent-style-name="Years_20_-_20_location">
      <style:paragraph-properties fo:text-align="end" style:justify-single-word="false">
        <style:tab-stops>
          <style:tab-stop style:position="1in"/>
          <style:tab-stop style:position="5.3752in" style:type="right"/>
        </style:tab-stops>
      </style:paragraph-properties>
      <style:text-properties officeooo:paragraph-rsid="001a1a39"/>
    </style:style>
    <style:style style:name="P35" style:family="paragraph" style:parent-style-name="Years_20_-_20_location">
      <style:paragraph-properties>
        <style:tab-stops>
          <style:tab-stop style:position="1in"/>
          <style:tab-stop style:position="5.3752in" style:type="right"/>
        </style:tab-stops>
      </style:paragraph-properties>
      <style:text-properties officeooo:rsid="0021673f" officeooo:paragraph-rsid="0021673f"/>
    </style:style>
    <style:style style:name="P36" style:family="paragraph" style:parent-style-name="Education_20__2f__20_Position">
      <style:text-properties officeooo:paragraph-rsid="0018761a"/>
    </style:style>
    <style:style style:name="P37" style:family="paragraph" style:parent-style-name="Education_20__2f__20_Position">
      <style:paragraph-properties fo:text-align="end" style:justify-single-word="false">
        <style:tab-stops>
          <style:tab-stop style:position="1in"/>
          <style:tab-stop style:position="5.3752in" style:type="right"/>
        </style:tab-stops>
      </style:paragraph-properties>
      <style:text-properties fo:font-style="normal" fo:font-weight="bold" officeooo:rsid="0021673f" officeooo:paragraph-rsid="0021673f" style:font-style-asian="normal" style:font-weight-asian="bold" style:font-style-complex="normal" style:font-weight-complex="bold"/>
    </style:style>
    <style:style style:name="P38" style:family="paragraph" style:parent-style-name="bullets">
      <style:text-properties officeooo:rsid="0010c29c" officeooo:paragraph-rsid="0018761a"/>
    </style:style>
    <style:style style:name="P39" style:family="paragraph" style:parent-style-name="Job_20_Title">
      <style:text-properties style:font-name="Calibri" fo:font-style="normal" officeooo:paragraph-rsid="0018761a" style:font-style-asian="normal" style:font-name-complex="Calibri" style:font-style-complex="normal"/>
    </style:style>
    <style:style style:name="P40" style:family="paragraph" style:parent-style-name="Job_20_Title">
      <style:text-properties officeooo:paragraph-rsid="0018761a"/>
    </style:style>
    <style:style style:name="P41" style:family="paragraph" style:parent-style-name="Table_20_Contents">
      <style:text-properties officeooo:rsid="0019a880" officeooo:paragraph-rsid="0019a880"/>
    </style:style>
    <style:style style:name="P42" style:family="paragraph" style:parent-style-name="Address_20_1">
      <style:paragraph-properties style:snap-to-layout-grid="false"/>
      <style:text-properties officeooo:rsid="001d2177"/>
    </style:style>
    <style:style style:name="P43" style:family="paragraph" style:parent-style-name="Standard" style:list-style-name="WW8Num1">
      <style:paragraph-properties fo:text-align="justify" style:justify-single-word="false"/>
      <style:text-properties style:use-window-font-color="true" style:font-name="Garamond" fo:font-size="11pt" fo:language="en" fo:country="US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44" style:family="paragraph" style:parent-style-name="Standard" style:list-style-name="WW8Num1">
      <style:paragraph-properties fo:text-align="justify" style:justify-single-word="false" style:snap-to-layout-grid="false"/>
      <style:text-properties style:use-window-font-color="true" style:font-name="Garamond" fo:font-size="11pt" fo:language="en" fo:country="US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45" style:family="paragraph" style:parent-style-name="Standard" style:list-style-name="L1">
      <style:paragraph-properties fo:text-align="justify" style:justify-single-word="false">
        <style:tab-stops>
          <style:tab-stop style:position="2.1661in"/>
          <style:tab-stop style:position="2.7528in"/>
        </style:tab-stops>
      </style:paragraph-properties>
      <style:text-properties style:use-window-font-color="true" style:font-name="Garamond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46" style:family="paragraph" style:parent-style-name="Standard" style:list-style-name="WW8Num1">
      <style:paragraph-properties fo:text-align="justify" style:justify-single-word="false"/>
      <style:text-properties officeooo:paragraph-rsid="0018761a"/>
    </style:style>
    <style:style style:name="P47" style:family="paragraph" style:parent-style-name="Standard" style:list-style-name="WW8Num1">
      <style:paragraph-properties fo:text-align="justify" style:justify-single-word="false"/>
      <style:text-properties style:font-name="Calibri" officeooo:paragraph-rsid="0018761a" style:font-name-complex="Calibri"/>
    </style:style>
    <style:style style:name="P48" style:family="paragraph" style:parent-style-name="Standard" style:list-style-name="L2">
      <style:paragraph-properties fo:text-align="justify" style:justify-single-word="false">
        <style:tab-stops>
          <style:tab-stop style:position="2.1661in"/>
        </style:tab-stops>
      </style:paragraph-properties>
      <style:text-properties style:font-name="Calibri" style:font-name-complex="Calibri"/>
    </style:style>
    <style:style style:name="P49" style:family="paragraph" style:parent-style-name="Standard" style:list-style-name="WW8Num13">
      <style:paragraph-properties fo:text-align="justify" style:justify-single-word="false">
        <style:tab-stops>
          <style:tab-stop style:position="4.3126in"/>
        </style:tab-stops>
      </style:paragraph-properties>
      <style:text-properties style:font-name="Calibri" style:font-name-complex="Calibri"/>
    </style:style>
    <style:style style:name="P50" style:family="paragraph" style:parent-style-name="List_20_Bullet">
      <style:text-properties officeooo:rsid="000b9051" officeooo:paragraph-rsid="000b9051"/>
    </style:style>
    <style:style style:name="P51" style:family="paragraph" style:parent-style-name="List_20_Bullet" style:list-style-name="WW8Num1"/>
    <style:style style:name="P52" style:family="paragraph" style:parent-style-name="List_20_Bullet" style:list-style-name="WW8Num1">
      <style:text-properties officeooo:paragraph-rsid="0018761a"/>
    </style:style>
    <style:style style:name="P53" style:family="paragraph" style:parent-style-name="List_20_Bullet" style:list-style-name="WW8Num1">
      <style:text-properties officeooo:rsid="000f093e" officeooo:paragraph-rsid="0018761a"/>
    </style:style>
    <style:style style:name="P54" style:family="paragraph" style:parent-style-name="List_20_Bullet">
      <style:text-properties officeooo:rsid="000f093e" officeooo:paragraph-rsid="0018761a"/>
    </style:style>
    <style:style style:name="P55" style:family="paragraph" style:parent-style-name="List_20_Bullet">
      <style:text-properties officeooo:paragraph-rsid="0018761a"/>
    </style:style>
    <style:style style:name="P56" style:family="paragraph" style:parent-style-name="List_20_Bullet" style:list-style-name="WW8Num1">
      <style:text-properties style:use-window-font-color="true" style:font-name="Garamond" fo:font-size="11pt" fo:language="en" fo:country="US" officeooo:rsid="000f093e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57" style:family="paragraph" style:parent-style-name="List_20_Bullet" style:list-style-name="WW8Num1">
      <style:text-properties style:use-window-font-color="true" style:font-name="Garamond" fo:font-size="11pt" fo:language="en" fo:country="US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58" style:family="paragraph" style:parent-style-name="List_20_Bullet">
      <loext:graphic-properties draw:fill="none"/>
      <style:paragraph-properties fo:margin-left="0.7083in" fo:margin-right="0in" fo:text-align="justify" style:justify-single-word="false" fo:orphans="2" fo:widows="2" fo:text-indent="-0.2362in" style:auto-text-indent="false" fo:background-color="transparent" style:writing-mode="lr-tb"/>
      <style:text-properties officeooo:rsid="000f093e" officeooo:paragraph-rsid="0018761a"/>
    </style:style>
    <style:style style:name="P59" style:family="paragraph" style:parent-style-name="List_20_Bullet">
      <loext:graphic-properties draw:fill="none"/>
      <style:paragraph-properties fo:margin-left="0.7083in" fo:margin-right="0in" fo:text-align="justify" style:justify-single-word="false" fo:orphans="2" fo:widows="2" fo:text-indent="-0.2362in" style:auto-text-indent="false" fo:background-color="transparent" style:writing-mode="lr-tb"/>
      <style:text-properties officeooo:rsid="0013490a" officeooo:paragraph-rsid="0018761a"/>
    </style:style>
    <style:style style:name="P60" style:family="paragraph" style:parent-style-name="List_20_Bullet">
      <loext:graphic-properties draw:fill="none"/>
      <style:paragraph-properties fo:margin-left="0.7083in" fo:margin-right="0in" fo:text-align="justify" style:justify-single-word="false" fo:orphans="2" fo:widows="2" fo:text-indent="-0.2362in" style:auto-text-indent="false" fo:background-color="transparent" style:writing-mode="lr-tb"/>
      <style:text-properties officeooo:rsid="001062b0" officeooo:paragraph-rsid="0018761a"/>
    </style:style>
    <style:style style:name="P61" style:family="paragraph" style:parent-style-name="List_20_Bullet" style:list-style-name="WW8Num1">
      <loext:graphic-properties draw:fill="none"/>
      <style:paragraph-properties fo:text-align="justify" style:justify-single-word="false" fo:orphans="2" fo:widows="2" fo:background-color="transparent" style:writing-mode="lr-tb"/>
      <style:text-properties style:use-window-font-color="true" style:font-name="Garamond" fo:font-size="11pt" fo:language="en" fo:country="US" officeooo:rsid="000f093e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62" style:family="paragraph" style:parent-style-name="List_20_Bullet" style:list-style-name="WW8Num1">
      <loext:graphic-properties draw:fill="none"/>
      <style:paragraph-properties fo:text-align="justify" style:justify-single-word="false" fo:orphans="2" fo:widows="2" fo:background-color="transparent" style:writing-mode="lr-tb"/>
      <style:text-properties style:use-window-font-color="true" style:font-name="Garamond" fo:font-size="11pt" fo:language="en" fo:country="US" officeooo:rsid="0013490a" officeooo:paragraph-rsid="0018761a" style:font-name-asian="Times New Roman" style:font-size-asian="11pt" style:font-name-complex="Times New Roman" style:font-size-complex="10pt" style:language-complex="ar" style:country-complex="SA"/>
    </style:style>
    <style:style style:name="P63" style:family="paragraph" style:parent-style-name="List_20_Bullet" style:list-style-name="WW8Num1">
      <loext:graphic-properties draw:fill="none"/>
      <style:paragraph-properties fo:text-align="justify" style:justify-single-word="false" fo:orphans="2" fo:widows="2" fo:background-color="transparent" style:writing-mode="lr-tb"/>
      <style:text-properties style:font-name="Calibri" officeooo:paragraph-rsid="0018761a" style:font-name-complex="Calibri"/>
    </style:style>
    <style:style style:name="T1" style:family="text">
      <style:text-properties fo:font-variant="normal" fo:text-transform="none" style:use-window-font-color="true" style:font-name="Garamond" fo:font-size="7.5pt" fo:letter-spacing="normal" fo:language="en" fo:country="US" fo:font-style="normal" fo:font-weight="normal" style:font-name-asian="Times New Roman" style:font-size-asian="7.5pt" style:font-name-complex="Times New Roman" style:font-size-complex="7.5pt" style:language-complex="ar" style:country-complex="SA"/>
    </style:style>
    <style:style style:name="T2" style:family="text">
      <style:text-properties style:use-window-font-color="true" style:font-name="Garamond" fo:language="en" fo:country="US" style:font-name-asian="Times New Roman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Garamond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Garamond" fo:font-size="11pt" fo:language="en" fo:country="US" officeooo:rsid="001ea39c" style:font-name-asian="Times New Roman" style:font-size-asian="11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Garamond" fo:font-size="11.5pt" fo:letter-spacing="0.0035in" fo:language="en" fo:country="US" fo:font-style="italic" style:font-name-asian="Arial" style:font-size-asian="11.5pt" style:font-style-asian="italic" style:font-name-complex="Times New Roman" style:font-size-complex="10pt" style:language-complex="ar" style:country-complex="SA"/>
    </style:style>
    <style:style style:name="T6" style:family="text">
      <style:text-properties style:font-name="Calibri" style:font-name-complex="Calibri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b463a"/>
    </style:style>
    <style:style style:name="T11" style:family="text">
      <style:text-properties fo:text-transform="uppercase" style:use-window-font-color="true" style:font-name="Garamond" fo:font-size="7.5pt" fo:letter-spacing="0.0209in" fo:language="en" fo:country="US" style:text-underline-style="none" officeooo:rsid="000b9051" style:font-name-asian="Times New Roman" style:font-size-asian="7.5pt" style:font-name-complex="Times New Roman" style:font-size-complex="10pt" style:language-complex="ar" style:country-complex="SA"/>
    </style:style>
    <style:style style:name="T12" style:family="text">
      <style:text-properties fo:text-transform="uppercase" fo:color="#0000ff" style:font-name="Garamond" fo:font-size="7.5pt" fo:letter-spacing="0.0209in" fo:language="en" fo:country="US" fo:font-style="normal" style:text-underline-style="solid" style:text-underline-width="auto" style:text-underline-color="font-color" fo:font-weight="normal" officeooo:rsid="000b9051" style:font-name-asian="Times New Roman" style:font-size-asian="7.5pt" style:font-name-complex="Times New Roman" style:font-size-complex="10pt" style:language-complex="ar" style:country-complex="SA"/>
    </style:style>
    <style:style style:name="T13" style:family="text">
      <style:text-properties fo:text-transform="uppercase" fo:color="#0000ff" style:font-name="Garamond" fo:font-size="7.5pt" fo:letter-spacing="0.0209in" fo:language="en" fo:country="US" fo:font-style="normal" style:text-underline-style="solid" style:text-underline-width="auto" style:text-underline-color="font-color" fo:font-weight="normal" officeooo:rsid="0019a880" style:font-name-asian="Times New Roman" style:font-size-asian="7.5pt" style:font-name-complex="Times New Roman" style:font-size-complex="10pt" style:language-complex="ar" style:country-complex="SA"/>
    </style:style>
    <style:style style:name="T14" style:family="text">
      <style:text-properties officeooo:rsid="001062b0"/>
    </style:style>
    <style:style style:name="T15" style:family="text">
      <style:text-properties officeooo:rsid="0013490a"/>
    </style:style>
    <style:style style:name="T16" style:family="text">
      <style:text-properties officeooo:rsid="0014be67"/>
    </style:style>
    <style:style style:name="T17" style:family="text">
      <style:text-properties officeooo:rsid="0019a880"/>
    </style:style>
    <style:style style:name="T18" style:family="text">
      <style:text-properties officeooo:rsid="001ea39c"/>
    </style:style>
    <style:style style:name="T19" style:family="text">
      <style:text-properties officeooo:rsid="0022f063"/>
    </style:style>
    <style:style style:name="T20" style:family="text">
      <style:text-properties officeooo:rsid="00237a88"/>
    </style:style>
    <style:style style:name="T21" style:family="text">
      <style:text-properties officeooo:rsid="0024a72e"/>
    </style:style>
    <style:style style:name="T22" style:family="text">
      <style:text-properties officeooo:rsid="002bfe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2">36 Church street - Newry – northen Ireland – BT34 2Ah </text:p>
          </table:table-cell>
        </table:table-row>
        <table:table-row table:style-name="Table1.1">
          <table:table-cell table:style-name="Table1.A2" office:value-type="string">
            <text:p text:style-name="P23">Phone <text:span text:style-name="T1">07425 160384</text:span><text:span text:style-name="T2"> </text:span><text:s/>• E-mail <text:a xlink:type="simple" xlink:href="mailto:tomjshore@hotmail.co.uk" text:style-name="Internet_20_link" text:visited-style-name="Visited_20_Internet_20_Link">tomjshore@hotmail.co.uk</text:a> <text:line-break/>Linkedin <text:a xlink:type="simple" xlink:href="https://uk.linkedin.com/pub/tom-shore/85/252/780" text:style-name="Internet_20_link" text:visited-style-name="Visited_20_Internet_20_Link"><text:span text:style-name="T12">https://uk.linkedin.com/pub/tom-shore/85/252/780</text:span></text:a><text:span text:style-name="T12"> </text:span></text:p>
            <text:p text:style-name="P24"><text:span text:style-name="T11">Website </text:span><text:a xlink:type="simple" xlink:href="http://tomjshore.co.uk/" text:style-name="Internet_20_link" text:visited-style-name="Visited_20_Internet_20_Link"><text:span text:style-name="T13">http://tomjshore.co.uk</text:span></text:a></text:p>
            <text:p text:style-name="P23"/>
          </table:table-cell>
        </table:table-row>
      </table:table>
      <text:p text:style-name="Name">Thomas Shor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1">Objectiv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Lead Java Developer who wishes to join an agile team with the goal in mind to create a more productive, creative and fun environment. </text:p>
          </table:table-cell>
        </table:table-row>
        <table:table-row table:style-name="Table2.1">
          <table:table-cell table:style-name="Table2.A1" table:number-columns-spanned="2" office:value-type="string">
            <text:p text:style-name="P22">KEY STRENGTH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 am an organized person wh<text:span text:style-name="T3">o has excelled in a highly compliant and audited area of the financial industry. <text:s/>I expect only the best of myself and I will always try to pass this on to </text:span><text:span text:style-name="T4">the team which I am part of. </text:span><text:span text:style-name="T18">An example of this is whiles at Morgan Stanley I pushed for automatied tests to be done at the same time as functional code was being developed, which lead to an increase of code coverage.</text:span> I will try and install the fun element of agile in to my team. <text:s/>I believe I have <text:span text:style-name="T10">developed</text:span> this skill from my work as a manager at the revolution bar chain where one of the top order of the day was having fun. <text:s/>The last thing I would like to mention is my creativity which I feel is a very important part of the problem solving process, while at HSBC I have been responsible for designing solutions to numerous problems.</text:p>
            <text:p text:style-name="P2"/>
            <text:p text:style-name="P12">I have spent time in Indian training a number of new graduates we have taken on. <text:s/>This training has continued after I have come back to Britain. <text:s text:c="2"/></text:p>
            <text:p text:style-name="Standard"/>
            <text:list xml:id="list2352055533" text:style-name="WW8Num1">
              <text:list-item>
                <text:p text:style-name="List_20_Bullet">Seven years of management experience</text:p>
              </text:list-item>
              <text:list-item>
                <text:p text:style-name="P50">Coaches and trains other staff members</text:p>
              </text:list-item>
              <text:list-item>
                <text:p text:style-name="List_20_Bullet">Expert knowledge of programming including OOP, TDD, BDD and Extreme Programming </text:p>
              </text:list-item>
              <text:list-item>
                <text:p text:style-name="P51">Expert knowledge of the Scrum methodology</text:p>
              </text:list-item>
              <text:list-item>
                <text:p text:style-name="P51">Expert knowledge of FileNet and FileNet api especially content management</text:p>
                <text:p text:style-name="P51"/>
              </text:list-item>
            </text:list>
          </table:table-cell>
        </table:table-row>
        <table:table-row table:style-name="Table2.1">
          <table:table-cell table:style-name="Table2.A1" table:number-columns-spanned="2" office:value-type="string">
            <text:p text:style-name="P21">Professional experienc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5">[ <text:span text:style-name="T20">May 2017 - Current</text:span>]</text:p>
            <text:p text:style-name="P37">Morgan Stanley</text:p>
            <text:p text:style-name="P19">Developer</text:p>
            <text:p text:style-name="P14">Automat<text:span text:style-name="T21">ed</text:span> test<text:span text:style-name="T21">ing suites</text:span> for a number of the trading appliactions at Morgan Stanley. <text:s text:c="2"/>My main role constits of taking requirments and specsifications and making sure each node in the trading platform is sending orders out correctly.</text:p>
            <text:p text:style-name="P16">This is <text:s/>achieved by emulating UI compones in the system and listening to network traffic. <text:s text:c="2"/>The network traffic in normaly in the form of fix messages which are pasred and asstions made apon them. </text:p>
            <text:p text:style-name="P16"/>
            <text:p text:style-name="P17">[ May 2017 – Current ]</text:p>
            <text:p text:style-name="P15">First Derivatives</text:p>
            <text:p text:style-name="P20">Developer</text:p>
            <text:p text:style-name="P18">Software developer for First Derivat<text:span text:style-name="T22">ives</text:span> who contract me out to there clients. </text:p>
            <text:p text:style-name="P18"/>
            <text:p text:style-name="P30"><text:soft-page-break/>[ January 2013 – <text:span text:style-name="T19">May 2017</text:span> <text:s/>]<text:tab/><text:span text:style-name="T8">HSBC</text:span><text:tab/></text:p>
            <text:p text:style-name="P36">Lead Developer and Scrum Master</text:p>
            <text:p text:style-name="P13">Working as the lead developer in a team of around 12 people, split up in different areas of the world. <text:s/>The main project we are working on is a content management system that stores highly restricted documents produced by the bankers. </text:p>
            <text:p text:style-name="P13">I’m responsible for delivering the correct solution whiles maintaining/enhancing the quality of code and coaching the developers. </text:p>
            <text:list xml:id="list205942218243696" text:continue-numbering="true" text:style-name="WW8Num1">
              <text:list-header>
                <text:p text:style-name="P52"/>
              </text:list-header>
              <text:list-item>
                <text:p text:style-name="P52">Design solutions for many problems in document management. </text:p>
              </text:list-item>
              <text:list-item>
                <text:p text:style-name="P53">Training two graduates based in India to code professionally. </text:p>
              </text:list-item>
              <text:list-item>
                <text:p text:style-name="P52">Wrote an abstraction layer on top of the FileNet api to a JPA specification.</text:p>
              </text:list-item>
              <text:list-item>
                <text:p text:style-name="P52">Implemented a set of standard database controls through the hibernate api to increase efficiency for several applications. </text:p>
              </text:list-item>
              <text:list-item>
                <text:p text:style-name="P52">Help design and implement a major plugin for a document management system for every HSBC employee to use. </text:p>
              </text:list-item>
              <text:list-item>
                <text:p text:style-name="P55">I was able to guide the team to have daily Scrum meetings that only lasted 15 minuets as before this they would last anywhere between 20 minuets to an hour.</text:p>
              </text:list-item>
              <text:list-item>
                <text:p text:style-name="P55">Got the team to adopted code reviews as an important way of life.</text:p>
              </text:list-item>
              <text:list-item>
                <text:p text:style-name="P55">Introduced Poker Planning to estimate stories, see <text:a xlink:type="simple" xlink:href="http://www.planningpoker.com/" text:style-name="Internet_20_link" text:visited-style-name="Visited_20_Internet_20_Link">http://www.planningpoker.com/</text:a> for <text:s/>more information. </text:p>
              </text:list-item>
              <text:list-item>
                <text:p text:style-name="P55">Made burn down charts and got the team to drive towards them. </text:p>
                <text:p text:style-name="P55"/>
                <text:p text:style-name="P54">Main stack / <text:span text:style-name="T14">technologies </text:span>:</text:p>
              </text:list-item>
              <text:list-item>
                <text:p text:style-name="P58">Java versions 1.6 and 1.7</text:p>
              </text:list-item>
              <text:list-item>
                <text:p text:style-name="P58">Spring (Core, MVC, Security, Data) </text:p>
              </text:list-item>
              <text:list-item>
                <text:p text:style-name="P58">WebSphere 8.1</text:p>
              </text:list-item>
              <text:list-item>
                <text:p text:style-name="P59">Redhat</text:p>
              </text:list-item>
              <text:list-item>
                <text:p text:style-name="P58">Junit, Mockito, Power-Mock</text:p>
              </text:list-item>
              <text:list-item>
                <text:p text:style-name="P58">Oracle </text:p>
              </text:list-item>
              <text:list-item>
                <text:p text:style-name="P58">Hibernate</text:p>
              </text:list-item>
              <text:list-item>
                <text:p text:style-name="P58">Velocity</text:p>
              </text:list-item>
              <text:list-item>
                <text:p text:style-name="P60">AngularJs </text:p>
              </text:list-item>
              <text:list-item>
                <text:p text:style-name="P60">Spring Tool Suite and Microsoft Code</text:p>
              </text:list-item>
              <text:list-item>
                <text:p text:style-name="P60">Maven, Gulp, NodeJS (For building code)</text:p>
                <text:p text:style-name="P60"/>
              </text:list-item>
            </text:list>
            <text:p text:style-name="P32">[ <text:s/>June 2012 - December 2012 <text:s/>]<text:tab/><text:span text:style-name="T8">Perform Media Group</text:span><text:tab/></text:p>
            <text:p text:style-name="P40">Web Developer</text:p>
            <text:p text:style-name="P38">Worked on a number of different projects here with different team size normally between three to ten people. <text:s/>The teams where in Britain and India.</text:p>
            <text:p text:style-name="P38">I was responsible for delivering fronted and occasionally backend code based on the requirements of different websites. <text:s/></text:p>
            <text:list xml:id="list205942629489597" text:continue-numbering="true" text:style-name="WW8Num1">
              <text:list-item>
                <text:p text:style-name="P55">Original contract was set for two months however this was increased regularly after they viewed the quality of my work. <text:s text:c="3"/></text:p>
              </text:list-item>
              <text:list-item>
                <text:p text:style-name="P52">Completed two major pieces of work for Perform group from start to finish. <text:span text:style-name="T6"><text:s/></text:span><text:a xlink:type="simple" xlink:href="http://www.pdc.tv/" text:style-name="Internet_20_link" text:visited-style-name="Visited_20_Internet_20_Link"><text:span text:style-name="T6">http://www.pdc.tv/</text:span></text:a><text:span text:style-name="T6">and </text:span><text:a xlink:type="simple" xlink:href="http://www.matchroompool.com/" text:style-name="Internet_20_link" text:visited-style-name="Visited_20_Internet_20_Link"><text:span text:style-name="T6">http://www.matchroompool.com</text:span></text:a><text:span text:style-name="T6">.</text:span></text:p>
              </text:list-item>
              <text:list-item>
                <text:p text:style-name="P43">On this project (www.matchroompool.com) he helped create the first responsive website that Perform Group have made in the UK and advised others in creating websites in a similar way.</text:p>
              </text:list-item>
              <text:list-item>
                <text:p text:style-name="P46"><text:span text:style-name="T3">I also completed bug fixes and site changes for </text:span><text:a xlink:type="simple" xlink:href="http://www.chelseafc.com/" text:style-name="Internet_20_link" text:visited-style-name="Visited_20_Internet_20_Link">http://www.chelseafc.com</text:a><text:span text:style-name="T3">, </text:span><text:a xlink:type="simple" xlink:href="http://www.avfc.co.uk/" text:style-name="Internet_20_link" text:visited-style-name="Visited_20_Internet_20_Link">http://www.avfc.co.uk</text:a><text:span text:style-name="T3"> and </text:span><text:a xlink:type="simple" xlink:href="http://www.bundesliga.com/" text:style-name="Internet_20_link" text:visited-style-name="Visited_20_Internet_20_Link">http://www.bundesliga.com</text:a><text:span text:style-name="T3">.</text:span></text:p>
              </text:list-item>
            </text:list>
            <text:p text:style-name="P6"/>
            <text:list xml:id="list205942925868698" text:continue-numbering="true" text:style-name="WW8Num1">
              <text:list-header>
                <text:p text:style-name="P56"><text:soft-page-break/>Main stack / <text:span text:style-name="T14">technologies </text:span>:</text:p>
                <text:list>
                  <text:list-item>
                    <text:p text:style-name="P61">Java versions 1.6</text:p>
                  </text:list-item>
                  <text:list-item>
                    <text:p text:style-name="P62">Redhat</text:p>
                  </text:list-item>
                  <text:list-item>
                    <text:p text:style-name="P62">Tomcat</text:p>
                  </text:list-item>
                  <text:list-item>
                    <text:p text:style-name="P61"><text:span text:style-name="T15">Freemaker</text:span> </text:p>
                  </text:list-item>
                  <text:list-item>
                    <text:p text:style-name="P62">Html 5 </text:p>
                  </text:list-item>
                  <text:list-item>
                    <text:p text:style-name="P62">jQuery (core, UI<text:span text:style-name="T16">)</text:span></text:p>
                    <text:p text:style-name="P63"/>
                  </text:list-item>
                </text:list>
              </text:list-header>
            </text:list>
            <text:p text:style-name="P32">[ <text:s/>December 2011 – November 2014 <text:s/>]<text:tab/><text:span text:style-name="T8">FDM</text:span><text:tab/></text:p>
            <text:p text:style-name="P40">Contracted Developer</text:p>
            <text:p text:style-name="P39"><text:span text:style-name="T5">FDM is the company that I joined after inventive Leisure. <text:s/>They provided me training to get into the IT industry in return I am contracted to work for them for at the minimum of two years.</text:span> </text:p>
            <text:list xml:id="list205942521073618" text:continue-numbering="true" text:style-name="WW8Num1">
              <text:list-header>
                <text:p text:style-name="P47"/>
              </text:list-header>
            </text:list>
            <text:p text:style-name="P32">[ <text:s/>2008 - December 2011 <text:s/>]<text:tab/><text:span text:style-name="T8">Inventive Leisure </text:span><text:tab/></text:p>
            <text:p text:style-name="P40">Bar Assistant Manager </text:p>
            <text:list xml:id="list205943392335825" text:continue-numbering="true" text:style-name="WW8Num1">
              <text:list-item>
                <text:p text:style-name="P55">I increased revenue in a promotional night I was running by 100% by advertising to students <text:s/></text:p>
              </text:list-item>
              <text:list-item>
                <text:p text:style-name="P57">Successfully managed several teams in different locations across the UK including Hull, Edinburgh and Glasgow. <text:s/></text:p>
              </text:list-item>
              <text:list-item>
                <text:p text:style-name="P44">Managed several projects including food festivals and the Edinburgh fringe festival. </text:p>
              </text:list-item>
            </text:list>
          </table:table-cell>
        </table:table-row>
        <table:table-row table:style-name="Table2.1">
          <table:table-cell table:style-name="Table2.A1" table:number-columns-spanned="2" office:value-type="string">
            <text:p text:style-name="P21">Education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3">[ <text:s/>2005 – 2008 <text:s/>]<text:tab/><text:tab/> <text:s text:c="3"/><text:span text:style-name="T8">The University Of Hull</text:span></text:p>
            <text:p text:style-name="P29">BSc Computer Science With Business Information Engineering</text:p>
            <text:p text:style-name="P27">Graduated September 2008</text:p>
            <text:p text:style-name="P28">Core Subjects:</text:p>
            <text:list xml:id="list1648833972" text:style-name="L1">
              <text:list-item>
                <text:p text:style-name="P45">Programming (C#) </text:p>
              </text:list-item>
              <text:list-item>
                <text:p text:style-name="P45">Advance Programming (C# and Java) </text:p>
              </text:list-item>
              <text:list-item>
                <text:p text:style-name="P45">Database Management</text:p>
              </text:list-item>
              <text:list-item>
                <text:p text:style-name="P45">Data Mining</text:p>
              </text:list-item>
            </text:list>
            <text:p text:style-name="P25"/>
            <text:p text:style-name="P27">My dissertation was to create software which went on mobile devices. <text:s/>Asking customers questions that it downloaded from a server. <text:s text:c="2"/>I used J2ME to do this implement a bridge between his software and the database on the server. </text:p>
            <text:p text:style-name="P31">[ <text:s/>2003 – 2005 <text:s/>]<text:tab/></text:p>
            <text:p text:style-name="P34"><text:span text:style-name="T8">South Cheshire College</text:span> </text:p>
            <text:p text:style-name="P26">BTEC ICT Practitioners Three Merits </text:p>
            <text:p text:style-name="P26">Graduated September 2005</text:p>
            <text:p text:style-name="P26"/>
            <text:p text:style-name="P26"><text:span text:style-name="T7">Core Subjects</text:span> </text:p>
            <text:list xml:id="list755783426" text:style-name="L2">
              <text:list-item>
                <text:p text:style-name="P48">Programming</text:p>
              </text:list-item>
              <text:list-item>
                <text:p text:style-name="P48">Databases</text:p>
              </text:list-item>
              <text:list-item>
                <text:p text:style-name="P48">Networking</text:p>
              </text:list-item>
              <text:list-item>
                <text:p text:style-name="P48">Hardware</text:p>
              </text:list-item>
              <text:list-item>
                <text:p text:style-name="P48">Software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 table:style-name="Table2.1">
          <table:table-cell table:style-name="Table2.A1" table:number-columns-spanned="2" office:value-type="string">
            <text:p text:style-name="P22">Key Technologie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  <text:p text:style-name="P9">Below is a list of technologies, programming languages, application and api that I'm experienced in.</text:p>
            <text:p text:style-name="P9"><text:s/></text:p>
            <text:p text:style-name="P1"><text:span text:style-name="T8">Programming Languages</text:span><text:span text:style-name="T9"> </text:span></text:p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41">Java</text:p>
                </table:table-cell>
                <table:table-cell table:style-name="Table3.A1" office:value-type="string">
                  <text:p text:style-name="P41">JavaScript</text:p>
                </table:table-cell>
                <table:table-cell table:style-name="Table3.A1" office:value-type="string">
                  <text:p text:style-name="P41">TypeScript</text:p>
                </table:table-cell>
              </table:table-row>
              <table:table-row>
                <table:table-cell table:style-name="Table3.A1" office:value-type="string">
                  <text:p text:style-name="P41">Python</text:p>
                </table:table-cell>
                <table:table-cell table:style-name="Table3.A1" office:value-type="string">
                  <text:p text:style-name="P41">SQL</text:p>
                </table:table-cell>
                <table:table-cell table:style-name="Table3.A1" office:value-type="string">
                  <text:p text:style-name="P41">Shell Script</text:p>
                </table:table-cell>
              </table:table-row>
            </table:table>
            <text:p text:style-name="P7"/>
            <text:list xml:id="list2166277110" text:style-name="WW8Num13">
              <text:list-header>
                <text:p text:style-name="P49"/>
              </text:list-header>
            </text:list>
            <text:p text:style-name="P8">Api's and Frameworks</text:p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41">Spring framework</text:p>
                </table:table-cell>
                <table:table-cell table:style-name="Table4.A1" office:value-type="string">
                  <text:p text:style-name="P41">FileNet api</text:p>
                </table:table-cell>
                <table:table-cell table:style-name="Table4.A1" office:value-type="string">
                  <text:p text:style-name="P41">Junit</text:p>
                </table:table-cell>
              </table:table-row>
              <table:table-row>
                <table:table-cell table:style-name="Table4.A1" office:value-type="string">
                  <text:p text:style-name="P41">Mockito</text:p>
                </table:table-cell>
                <table:table-cell table:style-name="Table4.A1" office:value-type="string">
                  <text:p text:style-name="P41">Hibernate</text:p>
                </table:table-cell>
                <table:table-cell table:style-name="Table4.A1" office:value-type="string">
                  <text:p text:style-name="P41">Shiro</text:p>
                </table:table-cell>
              </table:table-row>
              <table:table-row>
                <table:table-cell table:style-name="Table4.A1" office:value-type="string">
                  <text:p text:style-name="P41">Velocity</text:p>
                </table:table-cell>
                <table:table-cell table:style-name="Table4.A1" office:value-type="string">
                  <text:p text:style-name="P41">AngularJS</text:p>
                </table:table-cell>
                <table:table-cell table:style-name="Table4.A1" office:value-type="string">
                  <text:p text:style-name="P41">jQuery</text:p>
                </table:table-cell>
              </table:table-row>
            </table:table>
            <text:p text:style-name="P5"/>
            <text:p text:style-name="P8"><text:s/></text:p>
            <text:p text:style-name="P8">Applications/<text:span text:style-name="T17">Other</text:span>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41">Linux</text:p>
                </table:table-cell>
                <table:table-cell table:style-name="Table5.A1" office:value-type="string">
                  <text:p text:style-name="P41">FileNet</text:p>
                </table:table-cell>
                <table:table-cell table:style-name="Table5.A1" office:value-type="string">
                  <text:p text:style-name="P41">WebSphere</text:p>
                </table:table-cell>
              </table:table-row>
              <table:table-row>
                <table:table-cell table:style-name="Table5.A1" office:value-type="string">
                  <text:p text:style-name="P41">Oracle</text:p>
                </table:table-cell>
                <table:table-cell table:style-name="Table5.A1" office:value-type="string">
                  <text:p text:style-name="P41">Tomcat</text:p>
                </table:table-cell>
                <table:table-cell table:style-name="Table5.A1" office:value-type="string">
                  <text:p text:style-name="P41">Maven</text:p>
                </table:table-cell>
              </table:table-row>
              <table:table-row>
                <table:table-cell table:style-name="Table5.A1" office:value-type="string">
                  <text:p text:style-name="P41">Vim</text:p>
                </table:table-cell>
                <table:table-cell table:style-name="Table5.A1" office:value-type="string">
                  <text:p text:style-name="P41">Eclipse</text:p>
                </table:table-cell>
                <table:table-cell table:style-name="Table5.A1" office:value-type="string">
                  <text:p text:style-name="P41">NodeJS</text:p>
                </table:table-cell>
              </table:table-row>
            </table:table>
            <text:list xml:id="list205941502732543" text:continue-numbering="true" text:style-name="WW8Num13">
              <text:list-header>
                <text:p text:style-name="P49"/>
              </text:list-header>
            </text:list>
            <text:p text:style-name="P5"/>
            <text:p text:style-name="P10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serif" svg:font-family="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Address_20_2" style:display-name="Address 2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Name" style:family="paragraph" style:parent-style-name="Standard" style:next-style-name="Standard">
      <style:paragraph-properties fo:margin-top="0in" fo:margin-bottom="0.3055in" loext:contextual-spacing="false" style:line-height-at-least="0.1665in" fo:text-align="center" style:justify-single-word="false"/>
      <style:text-properties fo:text-transform="uppercase" fo:font-size="22pt" fo:letter-spacing="0.0555in" style:font-size-asian="22pt"/>
    </style:style>
    <style:style style:name="Section_20_Title" style:display-name="Section Title" style:family="paragraph" style:parent-style-name="Standard" style:next-style-name="Standard">
      <style:paragraph-properties fo:margin-top="0.1528in" fo:margin-bottom="0in" loext:contextual-spacing="false" style:line-height-at-least="0.1528in" fo:text-align="start" style:justify-single-word="false" fo:padding-left="0in" fo:padding-right="0in" fo:padding-top="0in" fo:padding-bottom="0.0138in" fo:border-left="none" fo:border-right="none" fo:border-top="none" fo:border-bottom="0.51pt solid #808080"/>
      <style:text-properties fo:text-transform="uppercase" fo:font-size="10pt" fo:letter-spacing="0.0102in" style:font-size-asian="10pt"/>
    </style:style>
    <style:style style:name="Years_20_-_20_location" style:display-name="Years - location" style:family="paragraph" style:parent-style-name="Standard" style:next-style-name="Education_20__2f__20_Position">
      <style:paragraph-properties fo:margin-top="0.1528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Education_20__2f__20_Position" style:display-name="Education / Position" style:family="paragraph" style:next-style-name="Standard">
      <style:paragraph-properties fo:margin-top="0.028in" fo:margin-bottom="0.028in" loext:contextual-spacing="false" style:line-height-at-least="0.1528in" fo:orphans="2" fo:widows="2"/>
      <style:text-properties style:use-window-font-color="true" style:font-name="Garamond" fo:font-family="Garamond" style:font-family-generic="roman" style:font-pitch="variable" fo:font-size="11.5pt" fo:letter-spacing="0.0035in" fo:language="en" fo:country="US" fo:font-style="italic" style:font-name-asian="Arial" style:font-family-asian="Arial" style:font-family-generic-asian="swiss" style:font-pitch-asian="variable" style:font-size-asian="11.5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s" style:family="paragraph" style:parent-style-name="Text_20_body">
      <style:paragraph-properties fo:margin-left="0.1701in" fo:margin-right="0.1701in" fo:margin-top="0in" fo:margin-bottom="0.0417in" loext:contextual-spacing="false" style:line-height-at-least="0.1665in" fo:text-indent="-0.1701in" style:auto-text-indent="false">
        <style:tab-stops>
          <style:tab-stop style:position="0.25in"/>
        </style:tab-stops>
      </style:paragraph-properties>
    </style:style>
    <style:style style:name="Job_20_Title" style:display-name="Job Title" style:family="paragraph" style:next-style-name="bullets">
      <style:paragraph-properties fo:margin-top="0.028in" fo:margin-bottom="0.028in" loext:contextual-spacing="false" style:line-height-at-least="0.1528in" fo:orphans="2" fo:widows="2"/>
      <style:text-properties style:use-window-font-color="true" style:font-name="Garamond" fo:font-family="Garamond" style:font-family-generic="roman" style:font-pitch="variable" fo:font-size="11.5pt" fo:letter-spacing="0.0035in" fo:language="en" fo:country="US" fo:font-style="italic" style:font-name-asian="Arial" style:font-family-asian="Arial" style:font-family-generic-asian="swiss" style:font-pitch-asian="variable" style:font-size-asian="11.5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paragraph" style:parent-style-name="Standard" style:list-style-name="WW8Num1"/>
    <style:style style:name="Box" style:family="paragraph" style:parent-style-name="Standard">
      <style:paragraph-properties fo:line-height="0.1945in" fo:text-align="start" style:justify-single-word="false"/>
      <style:text-properties fo:color="#323232"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ducation_20__2f__20_Position_20_Char" style:display-name="Education / Position Char" style:family="text">
      <style:text-properties style:font-name="Garamond" fo:font-family="Garamond" style:font-family-generic="roman" style:font-pitch="variable" fo:font-size="11.5pt" fo:letter-spacing="0.0035in" fo:language="en" fo:country="US" fo:font-style="italic" style:font-size-asian="11.5pt" style:font-style-asian="italic" style:language-complex="ar" style:country-complex="SA"/>
    </style:style>
    <style:style style:name="cb_5f_style" style:display-name="cb_style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in" fo:margin-bottom="0.4in" fo:margin-left="0.6in" fo:margin-right="0.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fessional Elegant Resume</dc:title>
    <dc:subject>Free template from www.hloom.com</dc:subject>
    <meta:keyword>professional</meta:keyword>
    <meta:keyword>business</meta:keyword>
    <meta:keyword>office; free office templates; free; professional; resume; template; free</meta:keyword>
    <meta:keyword>professional</meta:keyword>
    <meta:keyword>resume; free</meta:keyword>
    <meta:keyword>resume</meta:keyword>
    <meta:keyword>professional</meta:keyword>
    <dc:description>&lt;p&gt;Our &lt;a href="http://www.hloom.com/download-professional-resume-templates/"&gt;Professional Resume Template&lt;/a&gt; are free to download, edit, print, email, and distribute under Creative Commmons license. See over 300 free templates on www.hloom.com&lt;/p&gt;

&lt;p&gt;This elegant professional resume should be used if you want to highlight your key strengths and objectives, as well as any additional skills you might have.&lt;/p&gt;

&lt;p&gt;Category: &lt;a href="http://www.hloom.com/download/free-professional-resume-templates-for-word/"&gt;Free Resume Templates&lt;/a&gt;&lt;/p&gt;</dc:description>
    <meta:creation-date>2014-05-30T11:37:43.28</meta:creation-date>
    <meta:editing-cycles>64</meta:editing-cycles>
    <meta:editing-duration>PT6H50M15S</meta:editing-duration>
    <meta:generator>LibreOffice/5.3.6.1$Linux_X86_64 LibreOffice_project/30m0$Build-1</meta:generator>
    <meta:initial-creator>Thomas Shore</meta:initial-creator>
    <dc:date>2017-11-10T20:59:41.222182626</dc:date>
    <meta:document-statistic meta:table-count="5" meta:image-count="0" meta:object-count="0" meta:page-count="4" meta:paragraph-count="131" meta:word-count="1055" meta:character-count="6327" meta:non-whitespace-character-count="5358"/>
    <meta:user-defined meta:name="License">&lt;a href="http://www.hloom.com/licensing-information"&gt;Creative Commons&lt;/a&gt;</meta:user-defined>
  </office:meta>
</office:document-meta>
</file>